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1.27cm" presentation:class="title" presentation:user-transformed="true">
          <draw:text-box>
            <text:p>Interaction and Behavior of Neuroevolutionary Agents with Opposing Goal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y Pat Beagan, Corey Wapl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oevolu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orm of machine learning that uses evolutionary algorithms to train artificial neural networks</text:p>
              </text:list-item>
              <text:list-item>
                <text:p>Takes inspiration from the evolution of biological nervous systems in na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Artificial Neural Networks vs Neuroevolution 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Operate through supervised learning</text:p>
              </text:list-item>
              <text:list-item>
                <text:p>Depend upon a set of correct input-output pairs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Allows learning without explicit targets</text:p>
              </text:list-item>
              <text:list-item>
                <text:p>Allows learning even when correct output may not be know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oevolution Algorithm 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04:18:14.166627861</meta:creation-date>
    <dc:date>2015-04-12T04:26:38.444984156</dc:date>
    <meta:editing-duration>P0D</meta:editing-duration>
    <meta:editing-cycles>1</meta:editing-cycles>
    <meta:document-statistic meta:object-count="50"/>
    <meta:generator>LibreOffice/4.2.7.2$Linux_X86_64 LibreOffice_project/420m0$Build-2</meta:generator>
  </office:meta>
</office:document-meta>
</file>